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4CFD2D6F9BBCDB3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0.967cm" fo:min-width="1.495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442cm" svg:y="3.56cm">
          <draw:image xlink:href="Pictures/10000201000004B0000003224CFD2D6F9BBCDB37.png" xlink:type="simple" xlink:show="embed" xlink:actuate="onLoad">
            <text:p/>
          </draw:image>
        </draw:frame>
        <draw:custom-shape draw:style-name="gr2" draw:text-style-name="P2" draw:layer="layout" svg:width="2.395cm" svg:height="1.649cm" draw:transform="rotate (2.63125838030665) translate (11.891cm 11.0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7cm" svg:height="2cm" svg:x="5.184cm" svg:y="15.515cm">
          <text:p text:style-name="P3"><text:span text:style-name="T1">Depot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592.8525845565 -54987.70614692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6:34:30.165055014</meta:creation-date>
    <dc:date>2019-09-19T17:14:47.861996951</dc:date>
    <meta:editing-duration>PT9H19M14S</meta:editing-duration>
    <meta:editing-cycles>9</meta:editing-cycles>
    <meta:generator>LibreOffice/5.4.5.1$MacOSX_X86_64 LibreOffice_project/79c9829dd5d8054ec39a82dc51cd9eff340dbee8</meta:generator>
    <meta:document-statistic meta:object-count="3"/>
  </office:meta>
</office:document-meta>
</file>